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a19a7" style:font-size-asian="12pt" style:font-size-complex="12pt"/>
    </style:style>
    <style:style style:name="T6" style:family="text">
      <style:text-properties fo:font-size="12pt" officeooo:rsid="000ae7f0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ES</text:span></text:p>
      <text:p text:style-name="P2"/>
      <text:p text:style-name="P1"><text:span text:style-name="T1">Relatório da Iteração I</text:span></text:p>
      <text:p text:style-name="P2"/>
      <text:p text:style-name="P1"><text:span text:style-name="T2">Plant Aware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bookmark text:name="_GoBack"/></text:p>
      <text:p text:style-name="P4"/>
      <text:p text:style-name="Standard"><text:span text:style-name="T3">Tiago Melo nºMec:89005</text:span></text:p>
      <text:p text:style-name="Standard"><text:span text:style-name="T3">Pedro Marques nºMec:89069</text:span></text:p>
      <text:p text:style-name="Standard"><text:span text:style-name="T3">José Frias nºMec:89206</text:span></text:p>
      <text:p text:style-name="Standard"><text:span text:style-name="T3">João Nogueira nºMec:89262</text:span></text:p>
      <text:p text:style-name="P4"/>
      <text:p text:style-name="P4"/>
      <text:p text:style-name="P1"><text:span text:style-name="T3">Conceito do Projeto</text:span></text:p>
      <text:p text:style-name="P5"><text:soft-page-break/></text:p>
      <text:p text:style-name="P6"><text:span text:style-name="T4"><text:tab/>O projeto Plant Aware, ao recolher informações atmosféricas e consequentemente das próprias plantas, irá permitir a </text:span><text:span text:style-name="T5">monitorização</text:span><text:span text:style-name="T4"> automática destas, sem haver a necessidade de intervenção humana. <text:s/>Deste modo, este produto poderá ter o interesse de múltiplas entidades que vão desde grandes companhias relacionadas com a agricultura ou plantação até ao uso doméstico, em menor escala. </text:span></text:p>
      <text:p text:style-name="P6"><text:span text:style-name="T4"><text:tab/>Assim sendo, </text:span><text:span text:style-name="T5">com uma melhor gestão do processo de rega</text:span><text:span text:style-name="T4">, pode-se até reduzir os encargos com as despesas de água, visto que a quantidade de água </text:span><text:span text:style-name="T5">necessária é calculada em função </text:span><text:span text:style-name="T4">de cada planta. Ainda para mais, irá permitir que o possuidor do produto não desperdice tempo com rega</text:span><text:span text:style-name="T5">s desnecessárias</text:span><text:span text:style-name="T4">, podendo contribuir para um aumento de produtividade. </text:span><text:span text:style-name="T5">Adicionalmente, este produto escala extrememamente bem, dado que o “fator de poupança” é diretamente proporcional às dimensões da plantação.</text:span></text:p>
      <text:p text:style-name="P6"><text:span text:style-name="T4"><text:tab/>Um dos grandes pontos a favor deste produto é a sua sustentabilidade, que irá reduzir o impacto no meio ambiente, diminuindo o consumo de água, que poderia não ser bem utilizada e doseada caso uma pessoa interviesse. É também objetivo que o </text:span><text:span text:style-name="T5">cliente</text:span><text:span text:style-name="T4"> se sinta confortável a usar este produto, na medida em que seja fácil interagir com o sistema, de modo a que as tarefas possam ser concluídas sem qualquer dificuldade, através de uma interface limpa. </text:span></text:p>
      <text:p text:style-name="P6"><text:span text:style-name="T4"><text:tab/>Através de estudos sobre plantas, o produto conseguirá suportar tipos de rega e a quantidade de água necessária para cada variedade, de forma a atualizar os dados do produto ou a acrescentar novos dados, para ir continuamente suportando mais variedades.</text:span></text:p>
      <text:p text:style-name="P6"><text:span text:style-name="T4"><text:tab/>Com todos estes pontos, verifica-se então que o conceito do produto tem alguns pontos positivos a seu favor, sendo os pontos principais a sua harmonização com o ambiente e o possibilitar de um aumento de qualidade de vida do possuidor do produto. </text:span></text:p>
      <text:p text:style-name="P8"><text:soft-page-break/></text:p>
      <text:p text:style-name="P8"/>
      <text:p text:style-name="P8"/>
      <text:p text:style-name="P7"><text:span text:style-name="T1">Setup the Tools</text:span></text:p>
      <text:p text:style-name="P6"><text:span text:style-name="T4"><text:tab/>A equipa irá seguir o método Agile, através do uso da ferramenta Pivotal Tracker. Esta ferramenta irá permitir a divisão do projeto em iterações, onde em cada iteração serão definidas várias user stories. User stories permitem definir o que irá ser fundamental para a implementação do produto, através do uso de personas e do que cada uma delas quer efetuar no sistema. De notar que cada user story, em cada iteração, estará organizada por pontos, de forma a que seja completada primeira aquela user story que tem mais pontos (“backlog”).</text:span></text:p>
      <text:p text:style-name="P6"><text:span text:style-name="T4"><text:tab/>Paralelamente ao uso da ferramenta referida, usar-se-á também um repositório no git. A metodologia adotada será o GitHub Flow, que assume que se irá ser criada uma nova branch para cada feature definida, onde posteriormente, e após essa feature ser aprovada por todos os membros do grupo, se dará merge ao master branch.</text:span></text:p>
      <text:p text:style-name="P6"><text:span text:style-name="T4"><text:tab/>Para a fase de deployment, serão usados Docker container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7"><text:span text:style-name="T1">User Stories</text:span></text:p>
      <text:p text:style-name="P6"><text:span text:style-name="T1">1ª User Story</text:span></text:p>
      <text:p text:style-name="P6"><text:span text:style-name="T7">Título</text:span><text:span text:style-name="T4">: O Pedro pode </text:span><text:span text:style-name="T6">certificar-se que se lembra de regar as suas bromélias todos os</text:span><text:span text:style-name="T4"> </text:span><text:span text:style-name="T6">dias;</text:span></text:p>
      <text:p text:style-name="P6"><text:span text:style-name="T7">Descrição</text:span><text:span text:style-name="T4">: Como Pedro, </text:span><text:span text:style-name="T6">eu quero receber um lembrete a horas por mim definidas para regar as minhas bromélias</text:span></text:p>
      <text:p text:style-name="P6"><text:span text:style-name="T7">DADO</text:span><text:span text:style-name="T4"> Eu adiciono as plantas a regar</text:span></text:p>
      <text:p text:style-name="P6"><text:span text:style-name="T7">QUANDO</text:span><text:span text:style-name="T4"> Eu defino uma hora</text:span></text:p>
      <text:p text:style-name="P6"><text:span text:style-name="T7">ENTÃO</text:span><text:span text:style-name="T4"> deveria aparecer uma confirmação de </text:span><text:span text:style-name="T6">lembrete </text:span><text:span text:style-name="T4">ativa</text:span></text:p>
      <text:p text:style-name="P8"/>
      <text:p text:style-name="P6"><text:span text:style-name="T1">2º <text:s/>User Story</text:span></text:p>
      <text:p text:style-name="P6"><text:span text:style-name="T7">Título</text:span><text:span text:style-name="T4">: O Tiago quer </text:span><text:span text:style-name="T6">apenas regar as suas alfaces quando for preciso</text:span></text:p>
      <text:p text:style-name="P6"><text:span text:style-name="T7">Descrição</text:span><text:span text:style-name="T4">: Como Tiago, eu quero poupar </text:span><text:span text:style-name="T6">o máximo de </text:span><text:span text:style-name="T4">tempo </text:span><text:span text:style-name="T6">e água no que toca à rega da minha plantação de alfaces no quintal.</text:span></text:p>
      <text:p text:style-name="P6"><text:span text:style-name="T7">DADO</text:span><text:span text:style-name="T4"> Eu adicionar uma plantação predefinida</text:span></text:p>
      <text:p text:style-name="P6"><text:span text:style-name="T7">QUANDO</text:span><text:span text:style-name="T4"> Eu seleciono uma opção de </text:span><text:span text:style-name="T6">Análise de Solo</text:span></text:p>
      <text:p text:style-name="P6"><text:span text:style-name="T7">ENTÃO</text:span><text:span text:style-name="T4"> </text:span><text:span text:style-name="T6">Deveria poder monitorizar os atributos do solo da minha plantação e ser notificado quando as minhas alfaces precisam de ser regad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Frias</meta:initial-creator>
    <meta:editing-cycles>58</meta:editing-cycles>
    <meta:creation-date>2019-10-29T16:36:00</meta:creation-date>
    <dc:date>2019-10-29T19:06:30.828175102</dc:date>
    <meta:editing-duration>PT2H15M53S</meta:editing-duration>
    <meta:generator>LibreOffice/6.0.7.3$Linux_X86_64 LibreOffice_project/00m0$Build-3</meta:generator>
    <meta:document-statistic meta:table-count="0" meta:image-count="0" meta:object-count="0" meta:page-count="4" meta:paragraph-count="30" meta:word-count="602" meta:character-count="3685" meta:non-whitespace-character-count="3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